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A0000005A46377FA67A15CC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8.424cm" svg:height="28.424cm" svg:x="6.25cm" svg:y="1cm">
          <draw:image xlink:href="Pictures/100002010000005A0000005A46377FA67A15CC6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19:57.876438494</dc:date>
    <meta:editing-duration>PT7M49S</meta:editing-duration>
    <meta:editing-cycles>1</meta:editing-cycles>
    <meta:document-statistic meta:object-count="1"/>
    <meta:generator>LibreOffice/7.0.6.2$Linux_X86_64 LibreOffice_project/00$Build-2</meta:generator>
  </office:meta>
</office:document-meta>
</file>